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4.288cm"/>
    </style:style>
    <style:style style:name="Tabella8.B" style:family="table-column">
      <style:table-column-properties style:column-width="13.317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3.123cm" table:align="margins"/>
    </style:style>
    <style:style style:name="Tabella2.A" style:family="table-column">
      <style:table-column-properties style:column-width="6.562cm" style:rel-column-width="32767*"/>
    </style:style>
    <style:style style:name="Tabella2.B" style:family="table-column">
      <style:table-column-properties style:column-width="6.562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544cm"/>
    </style:style>
    <style:style style:name="Tabella4.D" style:family="table-column">
      <style:table-column-properties style:column-width="2.175cm"/>
    </style:style>
    <style:style style:name="Tabella4.E" style:family="table-column">
      <style:table-column-properties style:column-width="1.207cm"/>
    </style:style>
    <style:style style:name="Tabella4.F" style:family="table-column">
      <style:table-column-properties style:column-width="1.187cm"/>
    </style:style>
    <style:style style:name="Tabella4.G" style:family="table-column">
      <style:table-column-properties style:column-width="1.812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none" fo:border-top="none" fo:border-bottom="0.05pt solid #000000"/>
    </style:style>
    <style:style style:name="Tabella4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8" style:family="table-row">
      <style:table-row-properties style:row-height="2.3cm"/>
    </style:style>
    <style:style style:name="Tabella4.A8" style:family="table-cell">
      <style:table-cell-properties fo:padding="0.097cm" fo:border-left="0.05pt solid #000000" fo:border-right="none" fo:border-top="none" fo:border-bottom="0.05pt solid #000000"/>
    </style:style>
    <style:style style:name="Tabella4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528cm"/>
    </style:style>
    <style:style style:name="Tabella5.E" style:family="table-column">
      <style:table-column-properties style:column-width="1.852cm"/>
    </style:style>
    <style:style style:name="Tabella5.F" style:family="table-column">
      <style:table-column-properties style:column-width="1.411cm"/>
    </style:style>
    <style:style style:name="Tabella5.G" style:family="table-column">
      <style:table-column-properties style:column-width="1.706cm"/>
    </style:style>
    <style:style style:name="Tabella5.H" style:family="table-column">
      <style:table-column-properties style:column-width="1.499cm"/>
    </style:style>
    <style:style style:name="Tabella5.J" style:family="table-column">
      <style:table-column-properties style:column-width="1.177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none" fo:border-top="none" fo:border-bottom="0.05pt solid #000000"/>
    </style:style>
    <style:style style:name="Tabella5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7" style:family="table-row">
      <style:table-row-properties style:min-row-height="0.011cm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8" style:family="table-row">
      <style:table-row-properties style:row-height="2.3cm"/>
    </style:style>
    <style:style style:name="Tabella5.A8" style:family="table-cell">
      <style:table-cell-properties fo:padding="0.097cm" fo:border-left="0.05pt solid #000000" fo:border-right="none" fo:border-top="none" fo:border-bottom="0.05pt solid #000000"/>
    </style:style>
    <style:style style:name="Tabella5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3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4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17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8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2" style:family="paragraph" style:parent-style-name="Standard">
      <style:paragraph-properties fo:text-align="start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0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dc2300" style:font-name="Verdana" fo:font-size="9pt" fo:font-weight="bold" style:font-size-asian="9pt" style:font-weight-asian="bold" style:font-size-complex="9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size-asian="9pt" style:font-size-complex="9pt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Text_20_body">
      <style:paragraph-properties fo:text-align="start" style:justify-single-word="fals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8" style:family="paragraph" style:parent-style-name="Frame_20_contents">
      <style:paragraph-properties fo:text-align="center" style:justify-single-word="false"/>
    </style:style>
    <style:style style:name="P39" style:family="paragraph" style:parent-style-name="Standard">
      <style:paragraph-properties fo:margin-left="-0.009cm" fo:margin-right="-0.009cm" fo:text-align="start" style:justify-single-word="false" fo:text-indent="0cm" style:auto-text-indent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style:font-name="Arial" style:text-underline-style="none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style:text-underline-style="none" style:font-size-asian="8pt" style:font-size-complex="8pt"/>
    </style:style>
    <style:style style:name="T10" style:family="text">
      <style:text-properties fo:font-size="8pt" fo:font-weight="bold" style:font-size-asian="8pt" style:font-weight-asian="bold" style:font-size-complex="8pt" style:font-weight-complex="bold"/>
    </style:style>
    <style:style style:name="T11" style:family="text">
      <style:text-properties fo:font-style="normal" style:font-name-asian="SimSun" style:font-style-asian="normal" style:font-name-complex="Tahoma" style:font-style-complex="normal"/>
    </style:style>
    <style:style style:name="T12" style:family="text">
      <style:text-properties fo:font-style="normal" style:text-underline-style="none" style:font-style-asian="normal" style:font-style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40"><text:placeholder text:placeholder-type="text">&lt;setLang(o.partner_invoice_id.partner_id.lang or 'en_US')&gt;</text:placeholder></text:p>
            <text:p text:style-name="P15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  <text:p text:style-name="P15"/>
            <text:p text:style-name="P39"/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9"><text:text-input text:description="&lt;if test=&quot;o.partner_id.lang=='it_IT'&quot;&gt;">if IT</text:text-input></text:p>
                  <text:p text:style-name="P9"><text:span text:style-name="T14">Resa merce: </text:span><text:span text:style-name="T5"><text:placeholder text:placeholder-type="text">&lt;o.return_id.text&gt;</text:placeholder></text:span></text:p>
                  <text:p text:style-name="P9"><text:span text:style-name="T14">Pagamento:</text:span><text:span text:style-name="T10"> </text:span><text:span text:style-name="T5"><text:placeholder text:placeholder-type="text">&lt;o.payment_term.name&gt;</text:placeholder></text:span></text:p>
                  <text:p text:style-name="P9"><text:text-input text:description="&lt;/if&gt;">end if</text:text-input></text:p>
                  <text:p text:style-name="P9"><text:text-input text:description="&lt;if test=&quot;o.partner_id.lang=='en_US'&quot;&gt;">if EN</text:text-input></text:p>
                  <text:p text:style-name="P9"><text:span text:style-name="T14">Delivery terms: </text:span><text:span text:style-name="T5"><text:placeholder text:placeholder-type="text">&lt;o.return_id.text&gt;</text:placeholder></text:span></text:p>
                  <text:p text:style-name="P9"><text:span text:style-name="T14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A1" office:value-type="string">
              <text:p text:style-name="P32"/>
            </table:table-cell>
            <table:table-cell table:style-name="Tabella9.K1" office:value-type="string">
              <text:p text:style-name="P32"/>
            </table:table-cell>
          </table:table-row>
        </table:table-header-rows>
      </table:table>
      <text:p text:style-name="P19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3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3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3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2"><text:span text:style-name="T12"><text:text-input text:description="&lt;&quot;Prezzo IVA escl.&quot; if o.partner_id.lang=='it_IT' else &quot;Price&quot;&gt;">Prezzo</text:text-input></text:span><text:span text:style-name="T13"> </text:span></text:p>
            </table:table-cell>
            <table:table-cell table:style-name="Tabella4.E1" office:value-type="string">
              <text:p text:style-name="P32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4.F1" office:value-type="string">
              <text:p text:style-name="P32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4.G1" office:value-type="string">
              <text:p text:style-name="P32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4.H1" office:value-type="string">
              <text:p text:style-name="P32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4.K1" office:value-type="string">
              <text:p text:style-name="P32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4.K1" office:value-type="string">
              <text:p text:style-name="P32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4.K1" office:value-type="string">
              <text:p text:style-name="P33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3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14" table:number-columns-spanned="12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37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8" office:value-type="string">
            <text:p text:style-name="P34"/>
          </table:table-cell>
          <table:table-cell table:style-name="Tabella4.B8" office:value-type="string">
            <text:p text:style-name="P31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4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5" office:value-type="string">
            <text:p text:style-name="P26"><text:placeholder text:placeholder-type="text">&lt;item.product_id.telaio&gt;</text:placeholder></text:p>
          </table:table-cell>
          <table:table-cell table:style-name="Tabella4.F5" office:value-type="string">
            <text:p text:style-name="P26"/>
          </table:table-cell>
          <table:table-cell table:style-name="Tabella4.G8" office:value-type="string">
            <text:p text:style-name="P26"><text:placeholder text:placeholder-type="text">&lt;item.product_id.pipe_diameter&gt;</text:placeholder></text:p>
          </table:table-cell>
          <table:table-cell table:style-name="Tabella4.H8" office:value-type="string">
            <text:p text:style-name="P26"><text:placeholder text:placeholder-type="text">&lt;item.product_id.weight_packaging&gt;</text:placeholder></text:p>
          </table:table-cell>
          <table:table-cell table:style-name="Tabella4.K8" office:value-type="string">
            <text:p text:style-name="P26"><text:placeholder text:placeholder-type="text">&lt;item.product_id.item_per_box&gt;</text:placeholder></text:p>
          </table:table-cell>
          <table:table-cell table:style-name="Tabella4.K8" office:value-type="string">
            <text:p text:style-name="P26"><text:placeholder text:placeholder-type="text">&lt;item.product_id.item_per_pallet&gt;</text:placeholder></text:p>
          </table:table-cell>
          <table:table-cell table:style-name="Tabella4.K8" office:value-type="string">
            <text:p text:style-name="P26"><text:placeholder text:placeholder-type="text">&lt;item.product_id.item_per_mq&gt;</text:placeholder></text:p>
          </table:table-cell>
          <table:table-cell table:style-name="Tabella4.L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2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37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4.8">
          <table:table-cell table:style-name="Tabella4.A8" office:value-type="string">
            <text:p text:style-name="P35"><draw:frame draw:style-name="fr1" draw:name="image: asimage(item.product_id.default_photo)" text:anchor-type="as-char" style:rel-width="scale" svg:height="2.104cm" style:rel-height="100%" draw:z-index="9"><draw:text-box fo:min-width="3.371cm"><text:p text:style-name="P38"/></draw:text-box></draw:frame></text:p>
          </table:table-cell>
          <table:table-cell table:style-name="Tabella4.B8" office:value-type="string">
            <text:p text:style-name="P30"><text:placeholder text:placeholder-type="text">&lt;item.product_id.code&gt;</text:placeholder></text:p>
          </table:table-cell>
          <table:table-cell table:style-name="Tabella4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4.D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8" office:value-type="string">
            <text:p text:style-name="P28"><text:placeholder text:placeholder-type="text">&lt;item.product_id.telaio&gt;</text:placeholder></text:p>
          </table:table-cell>
          <table:table-cell table:style-name="Tabella4.F8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4.G8" office:value-type="string">
            <text:p text:style-name="P26"><text:placeholder text:placeholder-type="text">&lt;item.product_id.pipe_diameter&gt;</text:placeholder></text:p>
          </table:table-cell>
          <table:table-cell table:style-name="Tabella4.H8" office:value-type="string">
            <text:p text:style-name="P26"><text:placeholder text:placeholder-type="text">&lt;item.product_id.weight_packaging&gt;</text:placeholder></text:p>
          </table:table-cell>
          <table:table-cell table:style-name="Tabella4.K8" office:value-type="string">
            <text:p text:style-name="P26"><text:placeholder text:placeholder-type="text">&lt;item.product_id.item_per_box&gt;</text:placeholder></text:p>
          </table:table-cell>
          <table:table-cell table:style-name="Tabella4.K8" office:value-type="string">
            <text:p text:style-name="P26"><text:placeholder text:placeholder-type="text">&lt;item.product_id.item_per_pallet&gt;</text:placeholder></text:p>
          </table:table-cell>
          <table:table-cell table:style-name="Tabella4.K8" office:value-type="string">
            <text:p text:style-name="P26"><text:placeholder text:placeholder-type="text">&lt;item.product_id.item_per_mq&gt;</text:placeholder></text:p>
          </table:table-cell>
          <table:table-cell table:style-name="Tabella4.L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4.A14" table:number-columns-spanned="12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14" table:number-columns-spanned="12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><text:placeholder text:placeholder-type="text">&lt;/if&gt;</text:placeholder></text:p>
      <text:p text:style-name="P19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F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3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3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3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3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3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2"><text:span text:style-name="T13"><text:s/></text:span><text:span text:style-name="T12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3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2"><text:span text:style-name="T12"><text:text-input text:description="&lt;&quot;Telaio&quot; if o.partner_id.lang=='it_IT' else &quot;Frame&quot;&gt;">Telaio</text:text-input></text:span><text:span text:style-name="T13"> </text:span></text:p>
            </table:table-cell>
            <table:table-cell table:style-name="Tabella5.I1" office:value-type="string">
              <text:p text:style-name="P32"><text:span text:style-name="T12"><text:text-input text:description="&lt;&quot;Tessuto&quot; if o.partner_id.lang=='it_IT' else &quot;Fabric&quot;&gt;">Telaio</text:text-input></text:span><text:span text:style-name="T13"> </text:span></text:p>
            </table:table-cell>
            <table:table-cell table:style-name="Tabella5.J1" office:value-type="string">
              <text:p text:style-name="P32"><text:span text:style-name="T12"><text:text-input text:description="&lt;&quot;Diam. tubo&quot; if o.partner_id.lang=='it_IT' else &quot;Diam. pipe&quot;&gt;">D.</text:text-input></text:span><text:span text:style-name="T13"> </text:span></text:p>
            </table:table-cell>
            <table:table-cell table:style-name="Tabella5.K1" office:value-type="string">
              <text:p text:style-name="P32"><text:span text:style-name="T12"><text:text-input text:description="&lt;&quot;Peso imballo&quot; if o.partner_id.lang=='it_IT' else &quot;Weight pack&quot;&gt;">pi</text:text-input></text:span><text:span text:style-name="T13"> </text:span></text:p>
            </table:table-cell>
            <table:table-cell table:style-name="Tabella5.N1" office:value-type="string">
              <text:p text:style-name="P32"><text:span text:style-name="T12"><text:text-input text:description="&lt;&quot;Pezzi per scatola&quot; if o.partner_id.lang=='it_IT' else &quot;Pc. X pack&quot;&gt;">pps</text:text-input></text:span><text:span text:style-name="T13"> </text:span></text:p>
            </table:table-cell>
            <table:table-cell table:style-name="Tabella5.N1" office:value-type="string">
              <text:p text:style-name="P32"><text:span text:style-name="T12"><text:text-input text:description="&lt;&quot;Pezzi per bancale&quot; if o.partner_id.lang=='it_IT' else &quot;Pc. X pallet&quot;&gt;">ppb</text:text-input></text:span><text:span text:style-name="T13"> </text:span></text:p>
            </table:table-cell>
            <table:table-cell table:style-name="Tabella5.N1" office:value-type="string">
              <text:p text:style-name="P33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3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14" table:number-columns-spanned="15" office:value-type="string">
            <text:p text:style-name="Standard"><text:text-input text:description="&lt;for each=&quot;item in o.abstract_line_id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4"><text:text-input text:description="&lt;if test=&quot;item.layout_type=='article'&quot;&gt;">if ARTICLE **********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37"><text:text-input text:description="&lt;if test=&quot;not item.insert_photo&quot;&gt;">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8" office:value-type="string">
            <text:p text:style-name="P34"/>
          </table:table-cell>
          <table:table-cell table:style-name="Tabella5.B8" office:value-type="string">
            <text:p text:style-name="P31"><text:span text:style-name="T11"><text:placeholder text:placeholder-type="text">&lt;item.product_id.code&gt;</text:placeholder></text:span><text:span text:style-name="T11"> </text:span></text:p>
          </table:table-cell>
          <table:table-cell table:style-name="Tabella5.C8" office:value-type="string"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oft-page-break/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text:soft-page-break/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5" office:value-type="string">
            <text:p text:style-name="P28"><text:placeholder text:placeholder-type="text">&lt;item.product_id.telaio&gt;</text:placeholder></text:p>
          </table:table-cell>
          <table:table-cell table:style-name="Tabella5.I5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5.J8" office:value-type="string">
            <text:p text:style-name="P26"><text:placeholder text:placeholder-type="text">&lt;item.product_id.pipe_diameter&gt;</text:placeholder></text:p>
          </table:table-cell>
          <table:table-cell table:style-name="Tabella5.K8" office:value-type="string">
            <text:p text:style-name="P26"><text:placeholder text:placeholder-type="text">&lt;item.product_id.weight_packaging&gt;</text:placeholder></text:p>
          </table:table-cell>
          <table:table-cell table:style-name="Tabella5.N8" office:value-type="string">
            <text:p text:style-name="P26"><text:placeholder text:placeholder-type="text">&lt;item.product_id.item_per_box&gt;</text:placeholder></text:p>
          </table:table-cell>
          <table:table-cell table:style-name="Tabella5.N8" office:value-type="string">
            <text:p text:style-name="P26"><text:placeholder text:placeholder-type="text">&lt;item.product_id.item_per_pallet&gt;</text:placeholder></text:p>
          </table:table-cell>
          <table:table-cell table:style-name="Tabella5.N8" office:value-type="string">
            <text:p text:style-name="P26"><text:placeholder text:placeholder-type="text">&lt;item.product_id.item_per_mq&gt;</text:placeholder></text:p>
          </table:table-cell>
          <table:table-cell table:style-name="Tabella5.O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5" office:value-type="string">
            <text:p text:style-name="P22"><text:text-input text:description="&lt;/if&gt;">end if not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7">
          <table:table-cell table:style-name="Tabella5.A14" table:number-columns-spanned="15" office:value-type="string">
            <text:p text:style-name="P37"><text:text-input text:description="&lt;if test=&quot;item.insert_photo&quot;&gt;">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5.8">
          <table:table-cell table:style-name="Tabella5.A8" office:value-type="string">
            <text:p text:style-name="P35"><draw:frame draw:style-name="fr1" draw:name="image: asimage(item.product_id.default_photo or False)" text:anchor-type="as-char" style:rel-width="scale" svg:height="2.104cm" style:rel-height="100%" draw:z-index="8"><draw:text-box fo:min-width="3.371cm"><text:p text:style-name="P38"/></draw:text-box></draw:frame></text:p>
          </table:table-cell>
          <table:table-cell table:style-name="Tabella5.B8" office:value-type="string">
            <text:p text:style-name="P30"><text:placeholder text:placeholder-type="text">&lt;item.product_id.code&gt;</text:placeholder></text:p>
          </table:table-cell>
          <table:table-cell table:style-name="Tabella5.C8" office:value-type="string">
            <text:p text:style-name="P26"/>
            <text:p text:style-name="P26"><text:span text:style-name="T9"><text:text-input text:description="&lt;if test=&quot;item.use_amazon_description&quot;&gt;">if amazon</text:text-input></text:span><text:span text:style-name="T9"><text:placeholder text:placeholder-type="text">&lt;item.product_id.amazon_mig_description&gt;</text:placeholder></text:span><text:span text:style-name="T9"><text:text-input text:description="&lt;/if&gt;">end if</text:text-input></text:span><text:span text:style-name="T9"><text:text-input text:description="&lt;if test=&quot;not item.use_amazon_description&quot;&gt;">if not amazon</text:text-input></text:span><text:span text:style-name="T9"><text:placeholder text:placeholder-type="text">&lt;item.name.split("]")[-1]&gt;</text:placeholder></text:span><text:span text:style-name="T9"><text:line-break/></text:span><text:span text:style-name="T2"><text:text-input text:description="&lt;item.product_id.extra_description&gt;">extra</text:text-input></text:span><text:span text:style-name="T9"><text:text-input text:description="&lt;/if&gt;">end if</text:text-input></text:span><text:span text:style-name="T9"> </text:span></text:p>
            <text:p text:style-name="P27"><text:span text:style-name="T9"><text:text-input text:description="&lt;if test=&quot;item.show_notes&quot;&gt;">if notes</text:text-input></text:span><text:span text:style-name="T9"><text:placeholder text:placeholder-type="text">&lt;item.notes&gt;</text:placeholder></text:span><text:span text:style-name="T9"><text:text-input text:description="&lt;/if&gt;">end if</text:text-input></text:span><text:span text:style-name="T9"> </text:span></text:p>
          </table:table-cell>
          <table:table-cell table:style-name="Tabella5.D8" office:value-type="string">
            <text:p text:style-name="P25"><text:placeholder text:placeholder-type="text">&lt;int(item.product_uom_qty) if item.product_uom_qty.is_integer else item.product_uom_qty&gt;</text:placeholder></text:p>
          </table:table-cell>
          <table:table-cell table:style-name="Tabella5.E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8" office:value-type="string">
            <text:p text:style-name="P25"><text:placeholder text:placeholder-type="text">&lt;item.multi_discount_rates&gt;</text:placeholder></text:p>
          </table:table-cell>
          <table:table-cell table:style-name="Tabella5.G8" office:value-type="string">
            <text:p text:style-name="P23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8" office:value-type="string">
            <text:p text:style-name="P26"><text:placeholder text:placeholder-type="text">&lt;item.product_id.telaio&gt;</text:placeholder></text:p>
          </table:table-cell>
          <table:table-cell table:style-name="Tabella5.I8" office:value-type="string">
            <text:p text:style-name="P29"><text:placeholder text:placeholder-type="text">&lt;get_fabric(item.product_id.default_code or '', o.partner_id.lang)&gt;</text:placeholder></text:p>
          </table:table-cell>
          <table:table-cell table:style-name="Tabella5.J8" office:value-type="string">
            <text:p text:style-name="P26"><text:placeholder text:placeholder-type="text">&lt;item.product_id.pipe_diameter&gt;</text:placeholder></text:p>
          </table:table-cell>
          <table:table-cell table:style-name="Tabella5.K8" office:value-type="string">
            <text:p text:style-name="P26"><text:placeholder text:placeholder-type="text">&lt;item.product_id.weight_packaging&gt;</text:placeholder></text:p>
          </table:table-cell>
          <table:table-cell table:style-name="Tabella5.N8" office:value-type="string">
            <text:p text:style-name="P26"><text:placeholder text:placeholder-type="text">&lt;item.product_id.item_per_box&gt;</text:placeholder></text:p>
          </table:table-cell>
          <table:table-cell table:style-name="Tabella5.N8" office:value-type="string">
            <text:p text:style-name="P26"><text:placeholder text:placeholder-type="text">&lt;item.product_id.item_per_pallet&gt;</text:placeholder></text:p>
          </table:table-cell>
          <table:table-cell table:style-name="Tabella5.N8" office:value-type="string">
            <text:p text:style-name="P26"><text:placeholder text:placeholder-type="text">&lt;item.product_id.item_per_mq&gt;</text:placeholder></text:p>
          </table:table-cell>
          <table:table-cell table:style-name="Tabella5.O8" office:value-type="string">
            <text:p text:style-name="P26"><text:placeholder text:placeholder-type="text">&lt;item.product_id.item_per_camion&gt;</text:placeholder></text:p>
          </table:table-cell>
        </table:table-row>
        <table:table-row>
          <table:table-cell table:style-name="Tabella5.A14" table:number-columns-spanned="15" office:value-type="string">
            <text:p text:style-name="P22"><text:text-input text:description="&lt;/if&gt;">end if photo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2"><text:text-input text:description="&lt;/if&gt;">end if ARTICLE **************************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7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20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6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14" table:number-columns-spanned="15" office:value-type="string">
            <text:p text:style-name="P18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9"/>
      <table:table table:name="Tabella1" table:style-name="Tabella1">
        <table:table-column table:style-name="Tabella1.A"/>
        <text:soft-page-break/>
        <table:table-row>
          <table:table-cell table:style-name="Tabella1.A1" office:value-type="string">
            <text:p text:style-name="P14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10"/>
      <text:p text:style-name="P19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3.206cm" table:align="right"/>
    </style:style>
    <style:style style:name="Tabella3.A" style:family="table-column">
      <style:table-column-properties style:column-width="13.206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6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9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0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style:font-name="Arial" style:text-underline-style="none"/>
    </style:style>
    <style:style style:name="MT6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4</text:page-number></text:span><text:span text:style-name="MT1">/</text:span><text:span text:style-name="MT1"><text:page-count>4</text:page-count></text:span><text:span text:style-name="MT2"><text:line-break/></text:span><text:span text:style-name="MT3"><text:placeholder text:placeholder-type="text">&lt;setLang(o.partner_invoice_id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o.partner_invoice_id.street or &quot;&quot;&gt;">address</text:text-input></text:p>
                    <text:p text:style-name="MP4"><text:text-input text:description="&lt;&quot;%s %s %s&quot;%(o.partner_invoice_id.zip, o.partner_invoice_id.city, o.partner_invoice_id.country_id.name or &quot; &quot;) if o.partner_invoice_id.street else &quot;&quot;&gt;">address1</text:text-input></text:p>
                    <text:p text:style-name="MP5"/>
                  </table:table-cell>
                </table:table-row>
                <table:table-row>
                  <table:table-cell table:style-name="Tabella3.A1" office:value-type="string">
                    <text:p text:style-name="MP6"/>
                  </table:table-cell>
                </table:table-row>
              </table:table>
              <text:p text:style-name="MP7"/>
            </table:table-cell>
          </table:table-row>
        </table:table>
        <text:p text:style-name="MP8"/>
        <text:p text:style-name="MP9"/>
        <text:p text:style-name="MP10"><text:span text:style-name="MT3"><text:text-input text:description="&lt;if test=&quot;o.partner_id.lang=='it_IT'&quot;&gt;">if IT</text:text-input></text:span><text:span text:style-name="MT5">Pag.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5">Page </text:span><text:span text:style-name="MT5"><text:page-number text:select-page="current">4</text:page-number></text:span><text:span text:style-name="MT5"> of </text:span><text:span text:style-name="MT5"><text:page-count>4</text:page-count></text:span><text:span text:style-name="MT3"><text:text-input text:description="&lt;/if&gt;">end if</text:text-input></text:span></text:p>
      </style:header>
      <style:footer>
        <text:p text:style-name="MP11"><text:span text:style-name="MT6"><text:s/><text:tab/></text:span><text:span text:style-name="MT6"><draw:frame draw:style-name="Mfr2" draw:name="immagini3" text:anchor-type="as-char" svg:width="17cm" svg:height="1.813cm" draw:z-index="7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1H52M27S</meta:editing-duration>
    <meta:editing-cycles>150</meta:editing-cycles>
    <meta:generator>LibreOffice/4.3.3.2$Linux_X86_64 LibreOffice_project/430m0$Build-2</meta:generator>
    <meta:initial-creator>Nicola Riolini</meta:initial-creator>
    <dc:date>2015-05-20T16:04:29.534632879</dc:date>
    <dc:creator>thebrush </dc:creator>
    <meta:document-statistic meta:table-count="8" meta:image-count="2" meta:object-count="0" meta:page-count="4" meta:paragraph-count="127" meta:word-count="482" meta:character-count="3283" meta:non-whitespace-character-count="3118"/>
    <meta:user-defined meta:name="Info 1"/>
    <meta:user-defined meta:name="Info 2"/>
    <meta:user-defined meta:name="Info 3"/>
    <meta:user-defined meta:name="Info 4"/>
  </office:meta>
</office:document-meta>
</file>